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or.setTypes( Class [ ]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ator.getProtection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setTarget( Class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or.firstInstanc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lkBean.Bulk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enerator.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lkBean.getGet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setGetters( String [ ] get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lkBean.create( Class target , String [ ] getters , String [ ] setters , Class [ ]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ator.generateClass( ClassVisitor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lkBean.getProperty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getDefaul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nextInstance( 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setSetters( String [ ] set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lkBean.getPropertyValues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lkBean.getSet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